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f0" officeooo:paragraph-rsid="0010f7f0"/>
    </style:style>
    <style:style style:name="P2" style:family="paragraph" style:parent-style-name="Standard">
      <style:paragraph-properties fo:text-align="center" style:justify-single-word="false"/>
      <style:text-properties fo:font-size="20pt" officeooo:rsid="0010f7f0" officeooo:paragraph-rsid="0010f7f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1d526" officeooo:paragraph-rsid="0010f7f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8pt" officeooo:rsid="0012263e" officeooo:paragraph-rsid="0012263e" style:font-size-asian="7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397a7" officeooo:paragraph-rsid="001397a7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8pt" officeooo:rsid="001397a7" officeooo:paragraph-rsid="001397a7" style:font-size-asian="7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officeooo:rsid="001397a7" officeooo:paragraph-rsid="00149fcc" style:font-size-asian="7pt" style:font-size-complex="8pt"/>
    </style:style>
    <style:style style:name="T1" style:family="text">
      <style:text-properties officeooo:rsid="001397a7"/>
    </style:style>
    <style:style style:name="T2" style:family="text">
      <style:text-properties officeooo:rsid="00149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ristopher Stricklan</text:p>
      <text:p text:style-name="P2">0<text:span text:style-name="T1">3</text:span>/<text:span text:style-name="T1">11</text:span>/2011</text:p>
      <text:p text:style-name="P2">EEL 5390 – Special Topics (FDTD)</text:p>
      <text:p text:style-name="P5">Exam #1</text:p>
      <text:p text:style-name="P3"/>
      <text:p text:style-name="P3"/>
      <text:p text:style-name="P3"/>
      <text:p text:style-name="P4">Notes:</text:p>
      <text:p text:style-name="P4"/>
      <text:p text:style-name="P7"><text:span text:style-name="T2">The results don't feel right to me, I know my code works as expected I have been able to reproduce the results from HW-6 multiple times, so it must be something in the setup, not exactly sure though.</text:span></text:p>
      <text:p text:style-name="P7"><text:span text:style-name="T2"/></text:p>
      <text:p text:style-name="P6"><text:span text:style-name="T2">Since I was unhappy with the results </text:span>I tried to get the codes to work in parallel. <text:s/>I was successful, but it was 5 times slower. <text:s/>I don't think MatLab implements their multi-threaded processing very well. <text:s/>There is obviously a lot of blocking going on as loops are left. <text:s/>It did peg the CPUs to 100% which tells me it was work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3-11T18:57:02</dc:date>
    <dc:creator>linus </dc:creator>
    <meta:editing-duration>PT00H13M55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1" meta:paragraph-count="7" meta:word-count="112" meta:character-count="606"/>
  </office:meta>
</office:document-meta>
</file>